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DejaVu Sans Mono" fo:font-size="9pt" fo:font-weight="bold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fo:color="#008080" fo:font-weight="bold"/>
    </style:style>
    <style:style style:name="T6" style:family="text">
      <style:text-properties fo:color="#660099"/>
    </style:style>
    <style:style style:name="T7" style:family="text">
      <style:text-properties fo:color="#660099" style:font-name="DejaVu Sans Mono" fo:font-size="9pt"/>
    </style:style>
    <style:style style:name="T8" style:family="text">
      <style:text-properties fo:color="#0000ff"/>
    </style:style>
    <style:style style:name="T9" style:family="text">
      <style:text-properties fo:color="#0000ff" style:font-name="DejaVu Sans Mono" fo:font-size="9pt"/>
    </style:style>
    <style:style style:name="T10" style:family="text">
      <style:text-properties fo:color="#008000" fo:font-weight="bold"/>
    </style:style>
    <style:style style:name="T11" style:family="text">
      <style:text-properties style:font-name="DejaVu Sans Mono" fo:font-size="9pt"/>
    </style:style>
    <style:style style:name="T12" style:family="text">
      <style:text-properties style:font-name="DejaVu Sans Mono" fo:font-size="9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mport </text:span>adal</text:p>
      <text:p text:style-name="P1"><text:span text:style-name="T2">import </text:span>requests</text:p>
      <text:p text:style-name="P1"><text:span text:style-name="T2">import </text:span>os</text:p>
      <text:p text:style-name="P1"><text:span text:style-name="T2">import </text:span>json</text:p>
      <text:p text:style-name="P1"><text:span text:style-name="T2">import </text:span>base64</text:p>
      <text:p text:style-name="P1"><text:span text:style-name="T2">import </text:span>setuptools</text:p>
      <text:p text:style-name="P1"><text:span text:style-name="T2">import </text:span>time</text:p>
      <text:p text:style-name="P1">subscription_id = <text:span text:style-name="T5">'caf27308-6116-4a82-82e3-01dd49f374db'</text:span></text:p>
      <text:p text:style-name="P1">tenant =<text:span text:style-name="T5">'524b0e96-35a3-46ef-ade3-a76c1936a890'</text:span></text:p>
      <text:p text:style-name="P1">authority_url = <text:span text:style-name="T5">'https://login.microsoftonline.com/' </text:span>+ tenant</text:p>
      <text:p text:style-name="P1">client_id = <text:span text:style-name="T5">'c6d2a509-759c-4a49-ad2c-c9096129825c'</text:span></text:p>
      <text:p text:style-name="P1">client_secret = <text:span text:style-name="T5">'zOzb]5/U31B4_FTKsONDQCUYgdXRLLw*'</text:span></text:p>
      <text:p text:style-name="P1">resource = <text:span text:style-name="T5">'https://management.azure.com/'</text:span></text:p>
      <text:p text:style-name="P1">context = adal.AuthenticationContext(authority_url)</text:p>
      <text:p text:style-name="P1">token = context.acquire_token_with_client_credentials(resource, client_id, client_secret)</text:p>
      <text:p text:style-name="P1">headers = {<text:span text:style-name="T5">'Authorization'</text:span>: <text:span text:style-name="T5">'Bearer ' </text:span>+ token[<text:span text:style-name="T5">'accessToken'</text:span>], <text:span text:style-name="T5">'Content-Type'</text:span>: <text:span text:style-name="T5">'application/json'</text:span>}</text:p>
      <text:p text:style-name="P1">params = {<text:span text:style-name="T5">'api-version'</text:span>: <text:span text:style-name="T5">'2018-06-01'</text:span>}</text:p>
      <text:p text:style-name="P1">resourceData = {<text:span text:style-name="T5">'location'</text:span>:<text:span text:style-name="T5">'eastus'</text:span>}</text:p>
      <text:p text:style-name="P1">resourceurl=<text:span text:style-name="T5">'https://management.azure.com/subscriptions/'</text:span>+subscription_id+<text:span text:style-name="T5">'/resourceGroups/rg1'</text:span></text:p>
      <text:p text:style-name="P1">resourceResponse = requests.get(resourceurl,<text:span text:style-name="T6">data </text:span>= json.dumps(resourceData) ,<text:span text:style-name="T6">headers</text:span>=headers, <text:span text:style-name="T6">params</text:span>=params)</text:p>
      <text:p text:style-name="P1">resourceId = resourceResponse.json()[<text:span text:style-name="T5">'id'</text:span>]</text:p>
      <text:p text:style-name="P1">url = <text:span text:style-name="T5">'https://management.azure.com/subscriptions/'</text:span>+subscription_id+<text:span text:style-name="T5">'/resourceGroups/rg1/providers/Microsoft.Databricks/workspaces/mydata1234567'</text:span></text:p>
      <text:p text:style-name="P1">data = {<text:span text:style-name="T5">"properties"</text:span>: {</text:p>
      <text:p text:style-name="P1"><text:span text:style-name="T5">"managedResourceGroupId"</text:span>: <text:span text:style-name="T5">'/subscriptions/'</text:span>+subscription_id+<text:span text:style-name="T5">'/resourceGroups/myManagedRG'</text:span></text:p>
      <text:p text:style-name="P1">},</text:p>
      <text:p text:style-name="P1"><text:span text:style-name="T5">"name"</text:span>: <text:span text:style-name="T5">"mydata1234567"</text:span>,</text:p>
      <text:p text:style-name="P1"><text:span text:style-name="T5">"location"</text:span>: <text:span text:style-name="T5">"eastus"</text:span>}</text:p>
      <text:p text:style-name="P1">paramsDB = {<text:span text:style-name="T5">'api-version'</text:span>: <text:span text:style-name="T5">'2018-04-01'</text:span>}</text:p>
      <text:p text:style-name="P1">r = requests.put(url,<text:span text:style-name="T6">data</text:span>=json.dumps(data) , <text:span text:style-name="T6">headers</text:span>=headers, <text:span text:style-name="T6">params</text:span>=paramsDB)</text:p>
      <text:p text:style-name="P1"><text:span text:style-name="T1">print</text:span>(r.status_code)</text:p>
      <text:p text:style-name="P1"><text:span text:style-name="T1">print</text:span>(json.dumps(r.json(), <text:span text:style-name="T6">indent</text:span>=<text:span text:style-name="T8">4</text:span>, <text:span text:style-name="T6">separators</text:span>=(<text:span text:style-name="T5">','</text:span>, <text:span text:style-name="T5">': '</text:span>)))</text:p>
      <text:p text:style-name="P1">DOMAIN =<text:span text:style-name="T5">'eastus.azuredatabricks.net'</text:span></text:p>
      <text:p text:style-name="P1">TOKEN = <text:span text:style-name="T10">b'dapi4dc679c6c3197b85b20a56c317a1ea85'</text:span></text:p>
      <text:p text:style-name="P3">'''</text:p>
      <text:p text:style-name="P3"># local python file path</text:p>
      <text:p text:style-name="P3">response = requests.post(</text:p>
      <text:p text:style-name="P3">'https://'+DOMAIN+'/api/2.0/clusters/create',</text:p>
      <text:p text:style-name="P3">headers={'Authorization': b"Basic " + base64.standard_b64encode(b"token:" + TOKEN)},</text:p>
      <text:p text:style-name="P3">json={</text:p>
      <text:p text:style-name="P3">"path": "/temp/upload_large_file", "overwrite": "true",</text:p>
      <text:p text:style-name="P3">"cluster_name": "ashcluster",</text:p>
      <text:p text:style-name="P3">"spark_version": "5.3.x-scala2.11",</text:p>
      <text:p text:style-name="P3">"node_type_id": "Standard_DS3_v2",</text:p>
      <text:p text:style-name="P3">"spark_conf": {</text:p>
      <text:p text:style-name="P3">"spark.speculation": True</text:p>
      <text:p text:style-name="P3">},</text:p>
      <text:p text:style-name="P3">"num_workers": 2</text:p>
      <text:p text:style-name="P3">}</text:p>
      <text:p text:style-name="P3">)</text:p>
      <text:p text:style-name="P3">print(response.status_code)</text:p>
      <text:p text:style-name="P3">if response.status_code == 200:</text:p>
      <text:p text:style-name="P4"><text:s text:c="4"/><text:span text:style-name="T12">cluster_id = response.json()['cluster_id']</text:span></text:p>
      <text:p text:style-name="P3">else:</text:p>
      <text:p text:style-name="P4"><text:s text:c="4"/><text:span text:style-name="T12">print("Error launching cluster: %s: %s" % (response.json()["error_code"], response.json()["message"]))</text:span></text:p>
      <text:p text:style-name="P3">f = open("tweetnlp.py", "r")</text:p>
      <text:p text:style-name="P3">file=base64.standard_b64encode(f.read().encode()).decode("utf-8")</text:p>
      <text:p text:style-name="P3">response = requests.post(</text:p>
      <text:p text:style-name="P3">'https://%s/api/2.0/workspace/import' % (DOMAIN),</text:p>
      <text:p text:style-name="P3">headers={'Authorization': b"Basic " + base64.standard_b64encode(b"token:" + TOKEN)},</text:p>
      <text:p text:style-name="P3">json={</text:p>
      <text:p text:style-name="P3">"content": file,</text:p>
      <text:p text:style-name="P3">"path": "/tweetnlp",</text:p>
      <text:p text:style-name="P3"><text:soft-page-break/>"language": "PYTHON",</text:p>
      <text:p text:style-name="P3">"overwrite": False,</text:p>
      <text:p text:style-name="P3">"format": "SOURCE"</text:p>
      <text:p text:style-name="P3">}</text:p>
      <text:p text:style-name="P3">)</text:p>
      <text:p text:style-name="P3">print(response.status_code)</text:p>
      <text:p text:style-name="P3">response = requests.post(</text:p>
      <text:p text:style-name="P3">'https://%s/api/2.0/libraries/install' % (DOMAIN),</text:p>
      <text:p text:style-name="P3">headers={'Authorization': b"Basic " + base64.standard_b64encode(b"token:" + TOKEN)},</text:p>
      <text:p text:style-name="P3">json={</text:p>
      <text:p text:style-name="P3">"cluster_id": "0819-101156-kilts958",</text:p>
      <text:p text:style-name="P3">"libraries":[</text:p>
      <text:p text:style-name="P4"><text:s text:c="4"/><text:span text:style-name="T12">{</text:span></text:p>
      <text:p text:style-name="P4"><text:s text:c="8"/><text:span text:style-name="T12">"pypi": {</text:span></text:p>
      <text:p text:style-name="P4"><text:s text:c="12"/><text:span text:style-name="T12">"package": "sklearn"</text:span></text:p>
      <text:p text:style-name="P4"><text:s text:c="12"/><text:span text:style-name="T12">#"repo": "http://my-pypi-mirror.com"</text:span></text:p>
      <text:p text:style-name="P4"><text:s text:c="8"/><text:span text:style-name="T12">}</text:span></text:p>
      <text:p text:style-name="P4"><text:s text:c="4"/><text:span text:style-name="T12">}]</text:span></text:p>
      <text:p text:style-name="P3">}</text:p>
      <text:p text:style-name="P3">)</text:p>
      <text:p text:style-name="P3">print(response.json)</text:p>
      <text:p text:style-name="P3">url ='https://management.azure.com/subscriptions/'+subscription_id+'/resourceGroups/rg1/providers/Microsoft.DataFactory/factories/myfactory1234567'</text:p>
      <text:p text:style-name="P3">body ={</text:p>
      <text:p text:style-name="P3">"name": "myfactory1234567",</text:p>
      <text:p text:style-name="P3">"location": "eastus",</text:p>
      <text:p text:style-name="P3">"properties": {},</text:p>
      <text:p text:style-name="P3">"identity": {</text:p>
      <text:p text:style-name="P3">"type": "SystemAssigned"</text:p>
      <text:p text:style-name="P3">}</text:p>
      <text:p text:style-name="P3">}</text:p>
      <text:p text:style-name="P3">r = requests.put(url,data=json.dumps(body),headers=headers,params=params)</text:p>
      <text:p text:style-name="P3">print(r.json())</text:p>
      <text:p text:style-name="P3">'''</text:p>
      <text:p text:style-name="P3">'''</text:p>
      <text:p text:style-name="P3">url='https://management.azure.com/subscriptions/'+subscription_id+'/resourceGroups/rg1/providers/Microsoft.DataFactory/factories/myfactory1234567/linkedservices/AzureDatabricksLinkedService'</text:p>
      <text:p text:style-name="P3">body ={</text:p>
      <text:p text:style-name="P4"><text:s text:c="4"/><text:span text:style-name="T12">"name": "AzureDatabricksLinkedService",</text:span></text:p>
      <text:p text:style-name="P4"><text:s text:c="4"/><text:span text:style-name="T12">"properties": {</text:span></text:p>
      <text:p text:style-name="P4"><text:s text:c="8"/><text:span text:style-name="T12">"type": "AzureDatabricks",</text:span></text:p>
      <text:p text:style-name="P4"><text:s text:c="8"/><text:span text:style-name="T12">"typeProperties": {</text:span></text:p>
      <text:p text:style-name="P4"><text:s text:c="12"/><text:span text:style-name="T12">"accessToken":"dapi4dc679c6c3197b85b20a56c317a1ea85",</text:span></text:p>
      <text:p text:style-name="P4"><text:s text:c="13"/><text:span text:style-name="T12">"existingClusterId":"0819-101156-kilts958" ,</text:span></text:p>
      <text:p text:style-name="P4"><text:s text:c="14"/><text:span text:style-name="T12">"domain":"https://"+DOMAIN</text:span></text:p>
      <text:p text:style-name="P4"><text:s text:c="8"/><text:span text:style-name="T12">}</text:span></text:p>
      <text:p text:style-name="P4"><text:s text:c="4"/><text:span text:style-name="T12">}</text:span></text:p>
      <text:p text:style-name="P3">}</text:p>
      <text:p text:style-name="P3">r = requests.put(url,data=json.dumps(body),headers=headers,params=params)</text:p>
      <text:p text:style-name="P3">print("linkedservice run")</text:p>
      <text:p text:style-name="P3">print(r.json())</text:p>
      <text:p text:style-name="P3"># request ='https://management.azure.com/subscriptions/'+subscription_id+'/resourceGroups/rg1/providers/Microsoft.DataFactory/factories/myfactory1234567/pipelines/pipe1'</text:p>
      <text:p text:style-name="P3"># body ={</text:p>
      <text:p text:style-name="P3"># <text:s text:c="4"/>"name": "pipe1",</text:p>
      <text:p text:style-name="P3"># <text:s text:c="4"/>"properties": {</text:p>
      <text:p text:style-name="P3"># <text:s text:c="8"/>"activities": [</text:p>
      <text:p text:style-name="P3"># <text:s text:c="12"/>{</text:p>
      <text:p text:style-name="P3"># <text:s text:c="16"/>"name": "ashNotebook",</text:p>
      <text:p text:style-name="P3"># <text:s text:c="16"/>"type": "DatabricksNotebook",</text:p>
      <text:p text:style-name="P3"># <text:s text:c="16"/>"linkedServiceName":{"type":"LinkedServiceReference","referencename":"AzureDatabricksLinkedService"},</text:p>
      <text:p text:style-name="P3"># <text:s text:c="16"/>"typeProperties":{</text:p>
      <text:p text:style-name="P3"># <text:s text:c="37"/>"notebookPath": "/tweetnlp"</text:p>
      <text:p text:style-name="P3"># <text:s text:c="16"/>}</text:p>
      <text:p text:style-name="P3"># <text:s text:c="12"/>}</text:p>
      <text:p text:style-name="P3"><text:soft-page-break/># <text:s text:c="8"/>]</text:p>
      <text:p text:style-name="P3">#</text:p>
      <text:p text:style-name="P3">#</text:p>
      <text:p text:style-name="P3"># <text:s text:c="4"/>}</text:p>
      <text:p text:style-name="P3"># }</text:p>
      <text:p text:style-name="P3"># r = requests.put(url,data=json.dumps(body),headers=headers,params=params)</text:p>
      <text:p text:style-name="P3"># print("pipeline run")</text:p>
      <text:p text:style-name="P3"># print(r.json())</text:p>
      <text:p text:style-name="P3">print("Starting Pipe Line")</text:p>
      <text:p text:style-name="P3">url_PPL='https://management.azure.com/subscriptions/'+subscription_id+'/resourceGroups/rg1/providers/Microsoft.DataFactory/factories/myfactory1234567/pipelines/AshPipeline'</text:p>
      <text:p text:style-name="P3">ppl_body ={</text:p>
      <text:p text:style-name="P3">"name": "AshPipeline2",</text:p>
      <text:p text:style-name="P3">"properties": {</text:p>
      <text:p text:style-name="P3">"activities": [</text:p>
      <text:p text:style-name="P3">{</text:p>
      <text:p text:style-name="P3">"name": "ashNotebook",</text:p>
      <text:p text:style-name="P3">"type": "DatabricksNotebook",</text:p>
      <text:p text:style-name="P3">"linkedServiceName":{</text:p>
      <text:p text:style-name="P3">"referenceName": "AzureDatabricksLinkedService",</text:p>
      <text:p text:style-name="P3">"type": "LinkedServiceReference"</text:p>
      <text:p text:style-name="P3">},</text:p>
      <text:p text:style-name="P3">"typeProperties":{"notebookPath":'/tweetnlp'}</text:p>
      <text:p text:style-name="P3">}</text:p>
      <text:p text:style-name="P3">]</text:p>
      <text:p text:style-name="P3">}</text:p>
      <text:p text:style-name="P3">}</text:p>
      <text:p text:style-name="P3">r_PPL = requests.put(url_PPL,data=json.dumps(ppl_body),headers=headers,params=params)</text:p>
      <text:p text:style-name="P3">print(r_PPL.status_code)</text:p>
      <text:p text:style-name="P3">print(r_PPL.json())</text:p>
      <text:p text:style-name="P3">print("Executing Pipe Line")</text:p>
      <text:p text:style-name="P3">url_ExPL='https://management.azure.com/subscriptions/'+subscription_id+'/resourceGroups/rg1/providers/Microsoft.DataFactory/factories/myfactory1234567/pipelines/AshPipeline/createRun'</text:p>
      <text:p text:style-name="P3">ExLbody={}</text:p>
      <text:p text:style-name="P3">r_EPL = requests.post(url_ExPL,data=json.dumps(ExLbody),headers=headers,params=params)</text:p>
      <text:p text:style-name="P3">print(r_EPL.status_code)</text:p>
      <text:p text:style-name="P3">print(r_EPL.json())</text:p>
      <text:p text:style-name="P3">'''</text:p>
      <text:p text:style-name="P1">request = <text:span text:style-name="T5">'https://management.azure.com/subscriptions/'</text:span>+subscription_id+<text:span text:style-name="T5">'/resourceGroups/rg1/providers/Microsoft.DataFactory/factories/myfactory1234567/pipelineruns/7165390f-507b-4a61-b89c-ecd72fa45482'</text:span></text:p>
      <text:p text:style-name="P1"><text:span text:style-name="T2">while </text:span>(<text:span text:style-name="T2">True</text:span>):</text:p>
      <text:p text:style-name="P2"><text:s text:c="4"/><text:span text:style-name="T11">response = requests.get(request,</text:span><text:span text:style-name="T7">headers</text:span><text:span text:style-name="T11">=headers,</text:span><text:span text:style-name="T7">params</text:span><text:span text:style-name="T11">=params)</text:span></text:p>
      <text:p text:style-name="P2"><text:s text:c="4"/><text:span text:style-name="T3">print</text:span><text:span text:style-name="T11">(response.status_code)</text:span></text:p>
      <text:p text:style-name="P2"><text:s text:c="4"/><text:span text:style-name="T4">if</text:span><text:span text:style-name="T11">(response.status_code != </text:span><text:span text:style-name="T9">200</text:span><text:span text:style-name="T11">):</text:span></text:p>
      <text:p text:style-name="P2"><text:s text:c="8"/><text:span text:style-name="T4">break</text:span><text:span text:style-name="T11">;</text:span></text:p>
      <text:p text:style-name="P5"><text:span text:style-name="T1">print</text:span>(response.json()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7:10:28.553680705</meta:creation-date>
    <dc:date>2019-08-20T17:10:55.169892827</dc:date>
    <meta:editing-duration>PT27S</meta:editing-duration>
    <meta:editing-cycles>1</meta:editing-cycles>
    <meta:document-statistic meta:table-count="0" meta:image-count="0" meta:object-count="0" meta:page-count="3" meta:paragraph-count="167" meta:word-count="373" meta:character-count="5919" meta:non-whitespace-character-count="5393"/>
    <meta:generator>LibreOffice/6.0.7.3$Linux_X86_64 LibreOffice_project/00m0$Build-3</meta:generator>
  </office:meta>
</office:document-meta>
</file>